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.832117">
            <text:p>0.832117</text:p>
          </table:table-cell>
          <table:table-cell office:value-type="float" office:value="0.891948">
            <text:p>0.891948</text:p>
          </table:table-cell>
          <table:table-cell office:value-type="float" office:value="0.964579">
            <text:p>0.964579</text:p>
          </table:table-cell>
          <table:table-cell office:value-type="float" office:value="1.00917">
            <text:p>1.00917</text:p>
          </table:table-cell>
          <table:table-cell office:value-type="float" office:value="1.05214">
            <text:p>1.05214</text:p>
          </table:table-cell>
          <table:table-cell office:value-type="float" office:value="1.09375">
            <text:p>1.09375</text:p>
          </table:table-cell>
          <table:table-cell office:value-type="float" office:value="1.13437">
            <text:p>1.13437</text:p>
          </table:table-cell>
          <table:table-cell office:value-type="float" office:value="1.16952">
            <text:p>1.16952</text:p>
          </table:table-cell>
          <table:table-cell office:value-type="float" office:value="1.20732">
            <text:p>1.20732</text:p>
          </table:table-cell>
          <table:table-cell office:value-type="float" office:value="1.23767">
            <text:p>1.23767</text:p>
          </table:table-cell>
          <table:table-cell office:value-type="float" office:value="1.27044">
            <text:p>1.27044</text:p>
          </table:table-cell>
          <table:table-cell office:value-type="float" office:value="1.3016">
            <text:p>1.3016</text:p>
          </table:table-cell>
          <table:table-cell office:value-type="float" office:value="1.33255">
            <text:p>1.33255</text:p>
          </table:table-cell>
          <table:table-cell office:value-type="float" office:value="1.36111">
            <text:p>1.36111</text:p>
          </table:table-cell>
          <table:table-cell office:value-type="float" office:value="1.38959">
            <text:p>1.38959</text:p>
          </table:table-cell>
          <table:table-cell office:value-type="float" office:value="1.42043">
            <text:p>1.42043</text:p>
          </table:table-cell>
          <table:table-cell office:value-type="float" office:value="1.44948">
            <text:p>1.44948</text:p>
          </table:table-cell>
          <table:table-cell office:value-type="float" office:value="1.48161">
            <text:p>1.48161</text:p>
          </table:table-cell>
          <table:table-cell office:value-type="float" office:value="1.5167">
            <text:p>1.5167</text:p>
          </table:table-cell>
          <table:table-cell office:value-type="float" office:value="1.56113">
            <text:p>1.56113</text:p>
          </table:table-cell>
          <table:table-cell office:value-type="float" office:value="1.61074">
            <text:p>1.61074</text:p>
          </table:table-cell>
          <table:table-cell office:value-type="float" office:value="1.66504">
            <text:p>1.66504</text:p>
          </table:table-cell>
          <table:table-cell office:value-type="float" office:value="1.70077">
            <text:p>1.70077</text:p>
          </table:table-cell>
          <table:table-cell office:value-type="float" office:value="1.73115">
            <text:p>1.73115</text:p>
          </table:table-cell>
          <table:table-cell office:value-type="float" office:value="1.76876">
            <text:p>1.76876</text:p>
          </table:table-cell>
          <table:table-cell office:value-type="float" office:value="1.81219">
            <text:p>1.81219</text:p>
          </table:table-cell>
          <table:table-cell office:value-type="float" office:value="1.85244">
            <text:p>1.85244</text:p>
          </table:table-cell>
          <table:table-cell office:value-type="float" office:value="1.89553">
            <text:p>1.89553</text:p>
          </table:table-cell>
          <table:table-cell office:value-type="float" office:value="1.93608">
            <text:p>1.93608</text:p>
          </table:table-cell>
          <table:table-cell office:value-type="float" office:value="1.96967">
            <text:p>1.96967</text:p>
          </table:table-cell>
          <table:table-cell office:value-type="float" office:value="2.00198">
            <text:p>2.00198</text:p>
          </table:table-cell>
          <table:table-cell office:value-type="float" office:value="0.032821">
            <text:p>0.032821</text:p>
          </table:table-cell>
          <table:table-cell office:value-type="float" office:value="0.0648391">
            <text:p>0.0648391</text:p>
          </table:table-cell>
          <table:table-cell office:value-type="float" office:value="0.097804">
            <text:p>0.097804</text:p>
          </table:table-cell>
          <table:table-cell office:value-type="float" office:value="0.131889">
            <text:p>0.131889</text:p>
          </table:table-cell>
          <table:table-cell office:value-type="float" office:value="0.162556">
            <text:p>0.162556</text:p>
          </table:table-cell>
          <table:table-cell office:value-type="float" office:value="0.194319">
            <text:p>0.194319</text:p>
          </table:table-cell>
          <table:table-cell office:value-type="float" office:value="0.231823">
            <text:p>0.231823</text:p>
          </table:table-cell>
          <table:table-cell office:value-type="float" office:value="0.266848">
            <text:p>0.266848</text:p>
          </table:table-cell>
          <table:table-cell office:value-type="float" office:value="0.301387">
            <text:p>0.301387</text:p>
          </table:table-cell>
          <table:table-cell office:value-type="float" office:value="0.333824">
            <text:p>0.333824</text:p>
          </table:table-cell>
          <table:table-cell office:value-type="float" office:value="0.367378">
            <text:p>0.367378</text:p>
          </table:table-cell>
          <table:table-cell office:value-type="float" office:value="0.40178">
            <text:p>0.40178</text:p>
          </table:table-cell>
          <table:table-cell office:value-type="float" office:value="0.440534">
            <text:p>0.440534</text:p>
          </table:table-cell>
          <table:table-cell office:value-type="float" office:value="0.484161">
            <text:p>0.484161</text:p>
          </table:table-cell>
          <table:table-cell office:value-type="float" office:value="0.526145">
            <text:p>0.526145</text:p>
          </table:table-cell>
          <table:table-cell office:value-type="float" office:value="0.569037">
            <text:p>0.569037</text:p>
          </table:table-cell>
          <table:table-cell office:value-type="float" office:value="0.613594">
            <text:p>0.613594</text:p>
          </table:table-cell>
          <table:table-cell office:value-type="float" office:value="0.658386">
            <text:p>0.658386</text:p>
          </table:table-cell>
        </table:table-row>
        <table:table-row table:style-name="ro1">
          <table:table-cell office:value-type="float" office:value="0.705882">
            <text:p>0.705882</text:p>
          </table:table-cell>
          <table:table-cell office:value-type="float" office:value="0.741306">
            <text:p>0.741306</text:p>
          </table:table-cell>
          <table:table-cell office:value-type="float" office:value="0.7774">
            <text:p>0.7774</text:p>
          </table:table-cell>
          <table:table-cell office:value-type="float" office:value="0.810054">
            <text:p>0.810054</text:p>
          </table:table-cell>
          <table:table-cell office:value-type="float" office:value="0.84438">
            <text:p>0.84438</text:p>
          </table:table-cell>
          <table:table-cell office:value-type="float" office:value="0.896281">
            <text:p>0.896281</text:p>
          </table:table-cell>
          <table:table-cell office:value-type="float" office:value="0.932008">
            <text:p>0.932008</text:p>
          </table:table-cell>
          <table:table-cell office:value-type="float" office:value="0.965726">
            <text:p>0.965726</text:p>
          </table:table-cell>
          <table:table-cell office:value-type="float" office:value="0.997022">
            <text:p>0.997022</text:p>
          </table:table-cell>
          <table:table-cell office:value-type="float" office:value="1.02995">
            <text:p>1.02995</text:p>
          </table:table-cell>
          <table:table-cell office:value-type="float" office:value="1.06413">
            <text:p>1.06413</text:p>
          </table:table-cell>
          <table:table-cell office:value-type="float" office:value="1.1016">
            <text:p>1.1016</text:p>
          </table:table-cell>
          <table:table-cell office:value-type="float" office:value="1.14027">
            <text:p>1.14027</text:p>
          </table:table-cell>
          <table:table-cell office:value-type="float" office:value="1.18145">
            <text:p>1.18145</text:p>
          </table:table-cell>
          <table:table-cell office:value-type="float" office:value="1.21594">
            <text:p>1.21594</text:p>
          </table:table-cell>
          <table:table-cell office:value-type="float" office:value="1.24704">
            <text:p>1.24704</text:p>
          </table:table-cell>
          <table:table-cell office:value-type="float" office:value="1.27477">
            <text:p>1.27477</text:p>
          </table:table-cell>
          <table:table-cell office:value-type="float" office:value="1.30419">
            <text:p>1.30419</text:p>
          </table:table-cell>
          <table:table-cell office:value-type="float" office:value="1.33307">
            <text:p>1.33307</text:p>
          </table:table-cell>
          <table:table-cell office:value-type="float" office:value="1.36158">
            <text:p>1.36158</text:p>
          </table:table-cell>
          <table:table-cell office:value-type="float" office:value="1.3919">
            <text:p>1.3919</text:p>
          </table:table-cell>
          <table:table-cell office:value-type="float" office:value="1.42559">
            <text:p>1.42559</text:p>
          </table:table-cell>
          <table:table-cell office:value-type="float" office:value="1.45676">
            <text:p>1.45676</text:p>
          </table:table-cell>
          <table:table-cell office:value-type="float" office:value="1.48554">
            <text:p>1.48554</text:p>
          </table:table-cell>
          <table:table-cell office:value-type="float" office:value="1.51412">
            <text:p>1.51412</text:p>
          </table:table-cell>
          <table:table-cell office:value-type="float" office:value="1.54737">
            <text:p>1.54737</text:p>
          </table:table-cell>
          <table:table-cell office:value-type="float" office:value="1.5772">
            <text:p>1.5772</text:p>
          </table:table-cell>
          <table:table-cell office:value-type="float" office:value="1.61151">
            <text:p>1.61151</text:p>
          </table:table-cell>
          <table:table-cell office:value-type="float" office:value="1.64241">
            <text:p>1.64241</text:p>
          </table:table-cell>
          <table:table-cell office:value-type="float" office:value="1.67222">
            <text:p>1.67222</text:p>
          </table:table-cell>
          <table:table-cell office:value-type="float" office:value="1.70636">
            <text:p>1.70636</text:p>
          </table:table-cell>
          <table:table-cell office:value-type="float" office:value="1.74892">
            <text:p>1.74892</text:p>
          </table:table-cell>
          <table:table-cell office:value-type="float" office:value="1.78962">
            <text:p>1.78962</text:p>
          </table:table-cell>
          <table:table-cell office:value-type="float" office:value="1.82882">
            <text:p>1.82882</text:p>
          </table:table-cell>
          <table:table-cell office:value-type="float" office:value="1.86957">
            <text:p>1.86957</text:p>
          </table:table-cell>
          <table:table-cell office:value-type="float" office:value="1.91063">
            <text:p>1.91063</text:p>
          </table:table-cell>
          <table:table-cell office:value-type="float" office:value="1.95237">
            <text:p>1.95237</text:p>
          </table:table-cell>
          <table:table-cell office:value-type="float" office:value="1.99868">
            <text:p>1.99868</text:p>
          </table:table-cell>
          <table:table-cell office:value-type="float" office:value="0.0416141">
            <text:p>0.0416141</text:p>
          </table:table-cell>
          <table:table-cell office:value-type="float" office:value="0.082262">
            <text:p>0.082262</text:p>
          </table:table-cell>
          <table:table-cell office:value-type="float" office:value="0.12043">
            <text:p>0.12043</text:p>
          </table:table-cell>
          <table:table-cell office:value-type="float" office:value="0.159566">
            <text:p>0.159566</text:p>
          </table:table-cell>
          <table:table-cell office:value-type="float" office:value="0.207576">
            <text:p>0.207576</text:p>
          </table:table-cell>
          <table:table-cell office:value-type="float" office:value="0.249476">
            <text:p>0.249476</text:p>
          </table:table-cell>
          <table:table-cell office:value-type="float" office:value="0.290754">
            <text:p>0.290754</text:p>
          </table:table-cell>
          <table:table-cell office:value-type="float" office:value="0.334889">
            <text:p>0.334889</text:p>
          </table:table-cell>
          <table:table-cell office:value-type="float" office:value="0.381006">
            <text:p>0.381006</text:p>
          </table:table-cell>
          <table:table-cell office:value-type="float" office:value="0.425626">
            <text:p>0.425626</text:p>
          </table:table-cell>
          <table:table-cell office:value-type="float" office:value="0.468739">
            <text:p>0.468739</text:p>
          </table:table-cell>
        </table:table-row>
        <table:table-row table:style-name="ro1">
          <table:table-cell office:value-type="float" office:value="0.514338">
            <text:p>0.514338</text:p>
          </table:table-cell>
          <table:table-cell office:value-type="float" office:value="0.55016">
            <text:p>0.55016</text:p>
          </table:table-cell>
          <table:table-cell office:value-type="float" office:value="0.584379">
            <text:p>0.584379</text:p>
          </table:table-cell>
          <table:table-cell office:value-type="float" office:value="0.617893">
            <text:p>0.617893</text:p>
          </table:table-cell>
          <table:table-cell office:value-type="float" office:value="0.656985">
            <text:p>0.656985</text:p>
          </table:table-cell>
          <table:table-cell office:value-type="float" office:value="0.693427">
            <text:p>0.693427</text:p>
          </table:table-cell>
          <table:table-cell office:value-type="float" office:value="0.730801">
            <text:p>0.730801</text:p>
          </table:table-cell>
          <table:table-cell office:value-type="float" office:value="0.764863">
            <text:p>0.764863</text:p>
          </table:table-cell>
          <table:table-cell office:value-type="float" office:value="0.798359">
            <text:p>0.798359</text:p>
          </table:table-cell>
          <table:table-cell office:value-type="float" office:value="0.833164">
            <text:p>0.833164</text:p>
          </table:table-cell>
          <table:table-cell office:value-type="float" office:value="0.892418">
            <text:p>0.892418</text:p>
          </table:table-cell>
          <table:table-cell office:value-type="float" office:value="0.926446">
            <text:p>0.926446</text:p>
          </table:table-cell>
          <table:table-cell office:value-type="float" office:value="0.959571">
            <text:p>0.959571</text:p>
          </table:table-cell>
          <table:table-cell office:value-type="float" office:value="0.993433">
            <text:p>0.993433</text:p>
          </table:table-cell>
          <table:table-cell office:value-type="float" office:value="1.02794">
            <text:p>1.02794</text:p>
          </table:table-cell>
          <table:table-cell office:value-type="float" office:value="1.06371">
            <text:p>1.06371</text:p>
          </table:table-cell>
          <table:table-cell office:value-type="float" office:value="1.10207">
            <text:p>1.10207</text:p>
          </table:table-cell>
          <table:table-cell office:value-type="float" office:value="1.13756">
            <text:p>1.13756</text:p>
          </table:table-cell>
          <table:table-cell office:value-type="float" office:value="1.17472">
            <text:p>1.17472</text:p>
          </table:table-cell>
          <table:table-cell office:value-type="float" office:value="1.2186">
            <text:p>1.2186</text:p>
          </table:table-cell>
          <table:table-cell office:value-type="float" office:value="1.25636">
            <text:p>1.25636</text:p>
          </table:table-cell>
          <table:table-cell office:value-type="float" office:value="1.28736">
            <text:p>1.28736</text:p>
          </table:table-cell>
          <table:table-cell office:value-type="float" office:value="1.32289">
            <text:p>1.32289</text:p>
          </table:table-cell>
          <table:table-cell office:value-type="float" office:value="1.35975">
            <text:p>1.35975</text:p>
          </table:table-cell>
          <table:table-cell office:value-type="float" office:value="1.39895">
            <text:p>1.39895</text:p>
          </table:table-cell>
          <table:table-cell office:value-type="float" office:value="1.43348">
            <text:p>1.43348</text:p>
          </table:table-cell>
          <table:table-cell office:value-type="float" office:value="1.46258">
            <text:p>1.46258</text:p>
          </table:table-cell>
          <table:table-cell office:value-type="float" office:value="1.49101">
            <text:p>1.49101</text:p>
          </table:table-cell>
          <table:table-cell office:value-type="float" office:value="1.52333">
            <text:p>1.52333</text:p>
          </table:table-cell>
          <table:table-cell office:value-type="float" office:value="1.56181">
            <text:p>1.56181</text:p>
          </table:table-cell>
          <table:table-cell office:value-type="float" office:value="1.5957">
            <text:p>1.5957</text:p>
          </table:table-cell>
          <table:table-cell office:value-type="float" office:value="1.62902">
            <text:p>1.62902</text:p>
          </table:table-cell>
          <table:table-cell office:value-type="float" office:value="1.65953">
            <text:p>1.65953</text:p>
          </table:table-cell>
          <table:table-cell office:value-type="float" office:value="1.6928">
            <text:p>1.6928</text:p>
          </table:table-cell>
          <table:table-cell office:value-type="float" office:value="1.72687">
            <text:p>1.72687</text:p>
          </table:table-cell>
          <table:table-cell office:value-type="float" office:value="1.76231">
            <text:p>1.76231</text:p>
          </table:table-cell>
          <table:table-cell office:value-type="float" office:value="1.79421">
            <text:p>1.79421</text:p>
          </table:table-cell>
          <table:table-cell office:value-type="float" office:value="1.82797">
            <text:p>1.82797</text:p>
          </table:table-cell>
          <table:table-cell office:value-type="float" office:value="1.86263">
            <text:p>1.86263</text:p>
          </table:table-cell>
          <table:table-cell office:value-type="float" office:value="1.89965">
            <text:p>1.89965</text:p>
          </table:table-cell>
          <table:table-cell office:value-type="float" office:value="1.93469">
            <text:p>1.93469</text:p>
          </table:table-cell>
          <table:table-cell office:value-type="float" office:value="1.9743">
            <text:p>1.9743</text:p>
          </table:table-cell>
          <table:table-cell office:value-type="float" office:value="0.0159259">
            <text:p>0.0159259</text:p>
          </table:table-cell>
          <table:table-cell office:value-type="float" office:value="0.0603631">
            <text:p>0.0603631</text:p>
          </table:table-cell>
          <table:table-cell office:value-type="float" office:value="0.103505">
            <text:p>0.103505</text:p>
          </table:table-cell>
          <table:table-cell office:value-type="float" office:value="0.145191">
            <text:p>0.145191</text:p>
          </table:table-cell>
          <table:table-cell office:value-type="float" office:value="0.189276">
            <text:p>0.189276</text:p>
          </table:table-cell>
          <table:table-cell office:value-type="float" office:value="0.238273">
            <text:p>0.238273</text:p>
          </table:table-cell>
          <table:table-cell office:value-type="float" office:value="0.281668">
            <text:p>0.281668</text:p>
          </table:table-cell>
        </table:table-row>
        <table:table-row table:style-name="ro1">
          <table:table-cell office:value-type="float" office:value="0.328221">
            <text:p>0.328221</text:p>
          </table:table-cell>
          <table:table-cell office:value-type="float" office:value="0.363324">
            <text:p>0.363324</text:p>
          </table:table-cell>
          <table:table-cell office:value-type="float" office:value="0.404696">
            <text:p>0.404696</text:p>
          </table:table-cell>
          <table:table-cell office:value-type="float" office:value="0.440467">
            <text:p>0.440467</text:p>
          </table:table-cell>
          <table:table-cell office:value-type="float" office:value="0.473539">
            <text:p>0.473539</text:p>
          </table:table-cell>
          <table:table-cell office:value-type="float" office:value="0.510022">
            <text:p>0.510022</text:p>
          </table:table-cell>
          <table:table-cell office:value-type="float" office:value="0.547183">
            <text:p>0.547183</text:p>
          </table:table-cell>
          <table:table-cell office:value-type="float" office:value="0.582886">
            <text:p>0.582886</text:p>
          </table:table-cell>
          <table:table-cell office:value-type="float" office:value="0.617628">
            <text:p>0.617628</text:p>
          </table:table-cell>
          <table:table-cell office:value-type="float" office:value="0.653972">
            <text:p>0.653972</text:p>
          </table:table-cell>
          <table:table-cell office:value-type="float" office:value="0.689287">
            <text:p>0.689287</text:p>
          </table:table-cell>
          <table:table-cell office:value-type="float" office:value="0.726038">
            <text:p>0.726038</text:p>
          </table:table-cell>
          <table:table-cell office:value-type="float" office:value="0.761955">
            <text:p>0.761955</text:p>
          </table:table-cell>
          <table:table-cell office:value-type="float" office:value="0.798061">
            <text:p>0.798061</text:p>
          </table:table-cell>
          <table:table-cell office:value-type="float" office:value="0.835554">
            <text:p>0.835554</text:p>
          </table:table-cell>
          <table:table-cell office:value-type="float" office:value="0.882517">
            <text:p>0.882517</text:p>
          </table:table-cell>
          <table:table-cell office:value-type="float" office:value="0.935615">
            <text:p>0.935615</text:p>
          </table:table-cell>
          <table:table-cell office:value-type="float" office:value="0.976238">
            <text:p>0.976238</text:p>
          </table:table-cell>
          <table:table-cell office:value-type="float" office:value="1.00993">
            <text:p>1.00993</text:p>
          </table:table-cell>
          <table:table-cell office:value-type="float" office:value="1.04376">
            <text:p>1.04376</text:p>
          </table:table-cell>
          <table:table-cell office:value-type="float" office:value="1.08415">
            <text:p>1.08415</text:p>
          </table:table-cell>
          <table:table-cell office:value-type="float" office:value="1.12454">
            <text:p>1.12454</text:p>
          </table:table-cell>
          <table:table-cell office:value-type="float" office:value="1.16192">
            <text:p>1.16192</text:p>
          </table:table-cell>
          <table:table-cell office:value-type="float" office:value="1.20536">
            <text:p>1.20536</text:p>
          </table:table-cell>
          <table:table-cell office:value-type="float" office:value="1.24374">
            <text:p>1.24374</text:p>
          </table:table-cell>
          <table:table-cell office:value-type="float" office:value="1.28043">
            <text:p>1.28043</text:p>
          </table:table-cell>
          <table:table-cell office:value-type="float" office:value="1.32266">
            <text:p>1.32266</text:p>
          </table:table-cell>
          <table:table-cell office:value-type="float" office:value="1.35838">
            <text:p>1.35838</text:p>
          </table:table-cell>
          <table:table-cell office:value-type="float" office:value="1.3946">
            <text:p>1.3946</text:p>
          </table:table-cell>
          <table:table-cell office:value-type="float" office:value="1.43124">
            <text:p>1.43124</text:p>
          </table:table-cell>
          <table:table-cell office:value-type="float" office:value="1.47127">
            <text:p>1.47127</text:p>
          </table:table-cell>
          <table:table-cell office:value-type="float" office:value="1.50777">
            <text:p>1.50777</text:p>
          </table:table-cell>
          <table:table-cell office:value-type="float" office:value="1.55371">
            <text:p>1.55371</text:p>
          </table:table-cell>
          <table:table-cell office:value-type="float" office:value="1.59712">
            <text:p>1.59712</text:p>
          </table:table-cell>
          <table:table-cell office:value-type="float" office:value="1.64616">
            <text:p>1.64616</text:p>
          </table:table-cell>
          <table:table-cell office:value-type="float" office:value="1.68703">
            <text:p>1.68703</text:p>
          </table:table-cell>
          <table:table-cell office:value-type="float" office:value="1.72503">
            <text:p>1.72503</text:p>
          </table:table-cell>
          <table:table-cell office:value-type="float" office:value="1.78978">
            <text:p>1.78978</text:p>
          </table:table-cell>
          <table:table-cell office:value-type="float" office:value="1.8349">
            <text:p>1.8349</text:p>
          </table:table-cell>
          <table:table-cell office:value-type="float" office:value="1.87248">
            <text:p>1.87248</text:p>
          </table:table-cell>
          <table:table-cell office:value-type="float" office:value="1.9058">
            <text:p>1.9058</text:p>
          </table:table-cell>
          <table:table-cell office:value-type="float" office:value="1.93809">
            <text:p>1.93809</text:p>
          </table:table-cell>
          <table:table-cell office:value-type="float" office:value="1.97417">
            <text:p>1.97417</text:p>
          </table:table-cell>
          <table:table-cell office:value-type="float" office:value="2.00769">
            <text:p>2.00769</text:p>
          </table:table-cell>
          <table:table-cell office:value-type="float" office:value="0.040561">
            <text:p>0.040561</text:p>
          </table:table-cell>
          <table:table-cell office:value-type="float" office:value="0.077686">
            <text:p>0.077686</text:p>
          </table:table-cell>
          <table:table-cell office:value-type="float" office:value="0.114752">
            <text:p>0.114752</text:p>
          </table:table-cell>
          <table:table-cell office:value-type="float" office:value="0.148696">
            <text:p>0.148696</text:p>
          </table:table-cell>
          <table:table-cell office:value-type="float" office:value="0.183634">
            <text:p>0.183634</text:p>
          </table:table-cell>
        </table:table-row>
        <table:table-row table:style-name="ro1">
          <table:table-cell office:value-type="float" office:value="0.229919">
            <text:p>0.229919</text:p>
          </table:table-cell>
          <table:table-cell office:value-type="float" office:value="0.261001">
            <text:p>0.261001</text:p>
          </table:table-cell>
          <table:table-cell office:value-type="float" office:value="0.289252">
            <text:p>0.289252</text:p>
          </table:table-cell>
          <table:table-cell office:value-type="float" office:value="0.316457">
            <text:p>0.316457</text:p>
          </table:table-cell>
          <table:table-cell office:value-type="float" office:value="0.343243">
            <text:p>0.343243</text:p>
          </table:table-cell>
          <table:table-cell office:value-type="float" office:value="0.371956">
            <text:p>0.371956</text:p>
          </table:table-cell>
          <table:table-cell office:value-type="float" office:value="0.400126">
            <text:p>0.400126</text:p>
          </table:table-cell>
          <table:table-cell office:value-type="float" office:value="0.432624">
            <text:p>0.432624</text:p>
          </table:table-cell>
          <table:table-cell office:value-type="float" office:value="0.460684">
            <text:p>0.460684</text:p>
          </table:table-cell>
          <table:table-cell office:value-type="float" office:value="0.488184">
            <text:p>0.488184</text:p>
          </table:table-cell>
          <table:table-cell office:value-type="float" office:value="0.516201">
            <text:p>0.516201</text:p>
          </table:table-cell>
          <table:table-cell office:value-type="float" office:value="0.5465">
            <text:p>0.5465</text:p>
          </table:table-cell>
          <table:table-cell office:value-type="float" office:value="0.574908">
            <text:p>0.574908</text:p>
          </table:table-cell>
          <table:table-cell office:value-type="float" office:value="0.606976">
            <text:p>0.606976</text:p>
          </table:table-cell>
          <table:table-cell office:value-type="float" office:value="0.640321">
            <text:p>0.640321</text:p>
          </table:table-cell>
          <table:table-cell office:value-type="float" office:value="0.672942">
            <text:p>0.672942</text:p>
          </table:table-cell>
          <table:table-cell office:value-type="float" office:value="0.710976">
            <text:p>0.710976</text:p>
          </table:table-cell>
          <table:table-cell office:value-type="float" office:value="0.748627">
            <text:p>0.748627</text:p>
          </table:table-cell>
          <table:table-cell office:value-type="float" office:value="0.785145">
            <text:p>0.785145</text:p>
          </table:table-cell>
          <table:table-cell office:value-type="float" office:value="0.82116">
            <text:p>0.82116</text:p>
          </table:table-cell>
          <table:table-cell office:value-type="float" office:value="0.862077">
            <text:p>0.862077</text:p>
          </table:table-cell>
          <table:table-cell office:value-type="float" office:value="0.905579">
            <text:p>0.905579</text:p>
          </table:table-cell>
          <table:table-cell office:value-type="float" office:value="0.944254">
            <text:p>0.944254</text:p>
          </table:table-cell>
          <table:table-cell office:value-type="float" office:value="0.978473">
            <text:p>0.978473</text:p>
          </table:table-cell>
          <table:table-cell office:value-type="float" office:value="1.01181">
            <text:p>1.01181</text:p>
          </table:table-cell>
          <table:table-cell office:value-type="float" office:value="1.04694">
            <text:p>1.04694</text:p>
          </table:table-cell>
          <table:table-cell office:value-type="float" office:value="1.09003">
            <text:p>1.09003</text:p>
          </table:table-cell>
          <table:table-cell office:value-type="float" office:value="1.12885">
            <text:p>1.12885</text:p>
          </table:table-cell>
          <table:table-cell office:value-type="float" office:value="1.16543">
            <text:p>1.16543</text:p>
          </table:table-cell>
          <table:table-cell office:value-type="float" office:value="1.20773">
            <text:p>1.20773</text:p>
          </table:table-cell>
          <table:table-cell office:value-type="float" office:value="1.2468">
            <text:p>1.2468</text:p>
          </table:table-cell>
          <table:table-cell office:value-type="float" office:value="1.28863">
            <text:p>1.28863</text:p>
          </table:table-cell>
          <table:table-cell office:value-type="float" office:value="1.32442">
            <text:p>1.32442</text:p>
          </table:table-cell>
          <table:table-cell office:value-type="float" office:value="1.36185">
            <text:p>1.36185</text:p>
          </table:table-cell>
          <table:table-cell office:value-type="float" office:value="1.40245">
            <text:p>1.40245</text:p>
          </table:table-cell>
          <table:table-cell office:value-type="float" office:value="1.44465">
            <text:p>1.44465</text:p>
          </table:table-cell>
          <table:table-cell office:value-type="float" office:value="1.48639">
            <text:p>1.48639</text:p>
          </table:table-cell>
          <table:table-cell office:value-type="float" office:value="1.53176">
            <text:p>1.53176</text:p>
          </table:table-cell>
          <table:table-cell office:value-type="float" office:value="1.58179">
            <text:p>1.58179</text:p>
          </table:table-cell>
          <table:table-cell office:value-type="float" office:value="1.62613">
            <text:p>1.62613</text:p>
          </table:table-cell>
          <table:table-cell office:value-type="float" office:value="1.66987">
            <text:p>1.66987</text:p>
          </table:table-cell>
          <table:table-cell office:value-type="float" office:value="1.71346">
            <text:p>1.71346</text:p>
          </table:table-cell>
          <table:table-cell office:value-type="float" office:value="1.75272">
            <text:p>1.75272</text:p>
          </table:table-cell>
          <table:table-cell office:value-type="float" office:value="1.79167">
            <text:p>1.79167</text:p>
          </table:table-cell>
          <table:table-cell office:value-type="float" office:value="1.83306">
            <text:p>1.83306</text:p>
          </table:table-cell>
          <table:table-cell office:value-type="float" office:value="1.86934">
            <text:p>1.86934</text:p>
          </table:table-cell>
          <table:table-cell office:value-type="float" office:value="1.90863">
            <text:p>1.90863</text:p>
          </table:table-cell>
          <table:table-cell office:value-type="float" office:value="1.94386">
            <text:p>1.94386</text:p>
          </table:table-cell>
          <table:table-cell office:value-type="float" office:value="1.97956">
            <text:p>1.97956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table:formula="of:=20" office:value-type="float" office:value="20">
            <text:p>20</text:p>
          </table:table-cell>
          <table:table-cell table:formula="of:=[.A7]+20" office:value-type="float" office:value="40">
            <text:p>40</text:p>
          </table:table-cell>
          <table:table-cell table:formula="of:=[.B7]+20" office:value-type="float" office:value="60">
            <text:p>60</text:p>
          </table:table-cell>
          <table:table-cell table:formula="of:=[.C7]+20" office:value-type="float" office:value="80">
            <text:p>80</text:p>
          </table:table-cell>
          <table:table-cell table:formula="of:=[.D7]+20" office:value-type="float" office:value="100">
            <text:p>100</text:p>
          </table:table-cell>
          <table:table-cell table:formula="of:=[.E7]+20" office:value-type="float" office:value="120">
            <text:p>120</text:p>
          </table:table-cell>
          <table:table-cell table:formula="of:=[.F7]+20" office:value-type="float" office:value="140">
            <text:p>140</text:p>
          </table:table-cell>
          <table:table-cell table:formula="of:=[.G7]+20" office:value-type="float" office:value="160">
            <text:p>160</text:p>
          </table:table-cell>
          <table:table-cell table:formula="of:=[.H7]+20" office:value-type="float" office:value="180">
            <text:p>180</text:p>
          </table:table-cell>
          <table:table-cell table:formula="of:=[.I7]+20" office:value-type="float" office:value="200">
            <text:p>200</text:p>
          </table:table-cell>
          <table:table-cell table:formula="of:=[.J7]+20" office:value-type="float" office:value="220">
            <text:p>220</text:p>
          </table:table-cell>
          <table:table-cell table:formula="of:=[.K7]+20" office:value-type="float" office:value="240">
            <text:p>240</text:p>
          </table:table-cell>
          <table:table-cell table:formula="of:=[.L7]+20" office:value-type="float" office:value="260">
            <text:p>260</text:p>
          </table:table-cell>
          <table:table-cell table:formula="of:=[.M7]+20" office:value-type="float" office:value="280">
            <text:p>280</text:p>
          </table:table-cell>
          <table:table-cell table:formula="of:=[.N7]+20" office:value-type="float" office:value="300">
            <text:p>300</text:p>
          </table:table-cell>
          <table:table-cell table:formula="of:=[.O7]+20" office:value-type="float" office:value="320">
            <text:p>320</text:p>
          </table:table-cell>
          <table:table-cell table:formula="of:=[.P7]+20" office:value-type="float" office:value="340">
            <text:p>340</text:p>
          </table:table-cell>
          <table:table-cell table:formula="of:=[.Q7]+20" office:value-type="float" office:value="360">
            <text:p>360</text:p>
          </table:table-cell>
          <table:table-cell table:formula="of:=[.R7]+20" office:value-type="float" office:value="380">
            <text:p>380</text:p>
          </table:table-cell>
          <table:table-cell table:formula="of:=[.S7]+20" office:value-type="float" office:value="400">
            <text:p>400</text:p>
          </table:table-cell>
          <table:table-cell table:formula="of:=[.T7]+20" office:value-type="float" office:value="420">
            <text:p>420</text:p>
          </table:table-cell>
          <table:table-cell table:formula="of:=[.U7]+20" office:value-type="float" office:value="440">
            <text:p>440</text:p>
          </table:table-cell>
          <table:table-cell table:formula="of:=[.V7]+20" office:value-type="float" office:value="460">
            <text:p>460</text:p>
          </table:table-cell>
          <table:table-cell table:formula="of:=[.W7]+20" office:value-type="float" office:value="480">
            <text:p>480</text:p>
          </table:table-cell>
          <table:table-cell table:formula="of:=[.X7]+20" office:value-type="float" office:value="500">
            <text:p>500</text:p>
          </table:table-cell>
          <table:table-cell table:formula="of:=[.Y7]+20" office:value-type="float" office:value="520">
            <text:p>520</text:p>
          </table:table-cell>
          <table:table-cell table:formula="of:=[.Z7]+20" office:value-type="float" office:value="540">
            <text:p>540</text:p>
          </table:table-cell>
          <table:table-cell table:formula="of:=[.AA7]+20" office:value-type="float" office:value="560">
            <text:p>560</text:p>
          </table:table-cell>
          <table:table-cell table:formula="of:=[.AB7]+20" office:value-type="float" office:value="580">
            <text:p>580</text:p>
          </table:table-cell>
          <table:table-cell table:formula="of:=[.AC7]+20" office:value-type="float" office:value="600">
            <text:p>600</text:p>
          </table:table-cell>
          <table:table-cell table:formula="of:=[.AD7]+20" office:value-type="float" office:value="620">
            <text:p>620</text:p>
          </table:table-cell>
          <table:table-cell table:formula="of:=[.AE7]+20" office:value-type="float" office:value="640">
            <text:p>640</text:p>
          </table:table-cell>
          <table:table-cell table:formula="of:=[.AF7]+20" office:value-type="float" office:value="660">
            <text:p>660</text:p>
          </table:table-cell>
          <table:table-cell table:formula="of:=[.AG7]+20" office:value-type="float" office:value="680">
            <text:p>680</text:p>
          </table:table-cell>
          <table:table-cell table:formula="of:=[.AH7]+20" office:value-type="float" office:value="700">
            <text:p>700</text:p>
          </table:table-cell>
          <table:table-cell table:formula="of:=[.AI7]+20" office:value-type="float" office:value="720">
            <text:p>720</text:p>
          </table:table-cell>
          <table:table-cell table:formula="of:=[.AJ7]+20" office:value-type="float" office:value="740">
            <text:p>740</text:p>
          </table:table-cell>
          <table:table-cell table:formula="of:=[.AK7]+20" office:value-type="float" office:value="760">
            <text:p>760</text:p>
          </table:table-cell>
          <table:table-cell table:formula="of:=[.AL7]+20" office:value-type="float" office:value="780">
            <text:p>780</text:p>
          </table:table-cell>
          <table:table-cell table:formula="of:=[.AM7]+20" office:value-type="float" office:value="800">
            <text:p>800</text:p>
          </table:table-cell>
          <table:table-cell table:formula="of:=[.AN7]+20" office:value-type="float" office:value="820">
            <text:p>820</text:p>
          </table:table-cell>
          <table:table-cell table:formula="of:=[.AO7]+20" office:value-type="float" office:value="840">
            <text:p>840</text:p>
          </table:table-cell>
          <table:table-cell table:formula="of:=[.AP7]+20" office:value-type="float" office:value="860">
            <text:p>860</text:p>
          </table:table-cell>
          <table:table-cell table:formula="of:=[.AQ7]+20" office:value-type="float" office:value="880">
            <text:p>880</text:p>
          </table:table-cell>
          <table:table-cell table:formula="of:=[.AR7]+20" office:value-type="float" office:value="900">
            <text:p>900</text:p>
          </table:table-cell>
          <table:table-cell table:formula="of:=[.AS7]+20" office:value-type="float" office:value="920">
            <text:p>920</text:p>
          </table:table-cell>
          <table:table-cell table:formula="of:=[.AT7]+20" office:value-type="float" office:value="940">
            <text:p>940</text:p>
          </table:table-cell>
          <table:table-cell table:formula="of:=[.AU7]+20" office:value-type="float" office:value="960">
            <text:p>960</text:p>
          </table:table-cell>
          <table:table-cell table:formula="of:=[.AV7]+20"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5220954">
            <text:p>0.5220954</text:p>
          </table:table-cell>
          <table:table-cell table:formula="of:=SUM([.B1:.B5])/5" office:value-type="float" office:value="0.5615478">
            <text:p>0.5615478</text:p>
          </table:table-cell>
          <table:table-cell table:formula="of:=SUM([.C1:.C5])/5" office:value-type="float" office:value="0.6040612">
            <text:p>0.6040612</text:p>
          </table:table-cell>
          <table:table-cell table:formula="of:=SUM([.D1:.D5])/5" office:value-type="float" office:value="0.6388082">
            <text:p>0.6388082</text:p>
          </table:table-cell>
          <table:table-cell table:formula="of:=SUM([.E1:.E5])/5" office:value-type="float" office:value="0.6740574">
            <text:p>0.6740574</text:p>
          </table:table-cell>
          <table:table-cell table:formula="of:=SUM([.F1:.F5])/5" office:value-type="float" office:value="0.7130872">
            <text:p>0.7130872</text:p>
          </table:table-cell>
          <table:table-cell table:formula="of:=SUM([.G1:.G5])/5" office:value-type="float" office:value="0.7488976">
            <text:p>0.7488976</text:p>
          </table:table-cell>
          <table:table-cell table:formula="of:=SUM([.H1:.H5])/5" office:value-type="float" office:value="0.7831238">
            <text:p>0.7831238</text:p>
          </table:table-cell>
          <table:table-cell table:formula="of:=SUM([.I1:.I5])/5" office:value-type="float" office:value="0.8162026">
            <text:p>0.8162026</text:p>
          </table:table-cell>
          <table:table-cell table:formula="of:=SUM([.J1:.J5])/5" office:value-type="float" office:value="0.848588">
            <text:p>0.848588</text:p>
          </table:table-cell>
          <table:table-cell table:formula="of:=SUM([.K1:.K5])/5" office:value-type="float" office:value="0.8864952">
            <text:p>0.8864952</text:p>
          </table:table-cell>
          <table:table-cell table:formula="of:=SUM([.L1:.L5])/5" office:value-type="float" office:value="0.9204368">
            <text:p>0.9204368</text:p>
          </table:table-cell>
          <table:table-cell table:formula="of:=SUM([.M1:.M5])/5" office:value-type="float" office:value="0.9538508">
            <text:p>0.9538508</text:p>
          </table:table-cell>
          <table:table-cell table:formula="of:=SUM([.N1:.N5])/5" office:value-type="float" office:value="0.988206">
            <text:p>0.988206</text:p>
          </table:table-cell>
          <table:table-cell table:formula="of:=SUM([.O1:.O5])/5" office:value-type="float" office:value="1.021869">
            <text:p>1.021869</text:p>
          </table:table-cell>
          <table:table-cell table:formula="of:=SUM([.P1:.P5])/5" office:value-type="float" office:value="1.0573278">
            <text:p>1.0573278</text:p>
          </table:table-cell>
          <table:table-cell table:formula="of:=SUM([.Q1:.Q5])/5" office:value-type="float" office:value="1.0945822">
            <text:p>1.0945822</text:p>
          </table:table-cell>
          <table:table-cell table:formula="of:=SUM([.R1:.R5])/5" office:value-type="float" office:value="1.129645">
            <text:p>1.129645</text:p>
          </table:table-cell>
          <table:table-cell table:formula="of:=SUM([.S1:.S5])/5" office:value-type="float" office:value="1.163913">
            <text:p>1.163913</text:p>
          </table:table-cell>
          <table:table-cell table:formula="of:=SUM([.T1:.T5])/5" office:value-type="float" office:value="1.201246">
            <text:p>1.201246</text:p>
          </table:table-cell>
          <table:table-cell table:formula="of:=SUM([.U1:.U5])/5" office:value-type="float" office:value="1.2410454">
            <text:p>1.2410454</text:p>
          </table:table-cell>
          <table:table-cell table:formula="of:=SUM([.V1:.V5])/5" office:value-type="float" office:value="1.2816218">
            <text:p>1.2816218</text:p>
          </table:table-cell>
          <table:table-cell table:formula="of:=SUM([.W1:.W5])/5" office:value-type="float" office:value="1.3173188">
            <text:p>1.3173188</text:p>
          </table:table-cell>
          <table:table-cell table:formula="of:=SUM([.X1:.X5])/5" office:value-type="float" office:value="1.3520546">
            <text:p>1.3520546</text:p>
          </table:table-cell>
          <table:table-cell table:formula="of:=SUM([.Y1:.Y5])/5" office:value-type="float" office:value="1.387476">
            <text:p>1.387476</text:p>
          </table:table-cell>
          <table:table-cell table:formula="of:=SUM([.Z1:.Z5])/5" office:value-type="float" office:value="1.424082">
            <text:p>1.424082</text:p>
          </table:table-cell>
          <table:table-cell table:formula="of:=SUM([.AA1:.AA5])/5" office:value-type="float" office:value="1.460982">
            <text:p>1.460982</text:p>
          </table:table-cell>
          <table:table-cell table:formula="of:=SUM([.AB1:.AB5])/5" office:value-type="float" office:value="1.497056">
            <text:p>1.497056</text:p>
          </table:table-cell>
          <table:table-cell table:formula="of:=SUM([.AC1:.AC5])/5" office:value-type="float" office:value="1.53237">
            <text:p>1.53237</text:p>
          </table:table-cell>
          <table:table-cell table:formula="of:=SUM([.AD1:.AD5])/5" office:value-type="float" office:value="1.568534">
            <text:p>1.568534</text:p>
          </table:table-cell>
          <table:table-cell table:formula="of:=SUM([.AE1:.AE5])/5" office:value-type="float" office:value="1.604422">
            <text:p>1.604422</text:p>
          </table:table-cell>
          <table:table-cell table:formula="of:=SUM([.AF1:.AF5])/5" office:value-type="float" office:value="1.2414322">
            <text:p>1.2414322</text:p>
          </table:table-cell>
          <table:table-cell table:formula="of:=SUM([.AG1:.AG5])/5" office:value-type="float" office:value="1.27842382">
            <text:p>1.27842382</text:p>
          </table:table-cell>
          <table:table-cell table:formula="of:=SUM([.AH1:.AH5])/5" office:value-type="float" office:value="1.3156788">
            <text:p>1.3156788</text:p>
          </table:table-cell>
          <table:table-cell table:formula="of:=SUM([.AI1:.AI5])/5" office:value-type="float" office:value="1.3553878">
            <text:p>1.3553878</text:p>
          </table:table-cell>
          <table:table-cell table:formula="of:=SUM([.AJ1:.AJ5])/5" office:value-type="float" office:value="1.3934352">
            <text:p>1.3934352</text:p>
          </table:table-cell>
          <table:table-cell table:formula="of:=SUM([.AK1:.AK5])/5" office:value-type="float" office:value="1.4304638">
            <text:p>1.4304638</text:p>
          </table:table-cell>
          <table:table-cell table:formula="of:=SUM([.AL1:.AL5])/5" office:value-type="float" office:value="1.4760026">
            <text:p>1.4760026</text:p>
          </table:table-cell>
          <table:table-cell table:formula="of:=SUM([.AM1:.AM5])/5" office:value-type="float" office:value="1.11755642">
            <text:p>1.11755642</text:p>
          </table:table-cell>
          <table:table-cell table:formula="of:=SUM([.AN1:.AN5])/5" office:value-type="float" office:value="1.1563818">
            <text:p>1.1563818</text:p>
          </table:table-cell>
          <table:table-cell table:formula="of:=SUM([.AO1:.AO5])/5" office:value-type="float" office:value="1.1929228">
            <text:p>1.1929228</text:p>
          </table:table-cell>
          <table:table-cell table:formula="of:=SUM([.AP1:.AP5])/5" office:value-type="float" office:value="1.2305588">
            <text:p>1.2305588</text:p>
          </table:table-cell>
          <table:table-cell table:formula="of:=SUM([.AQ1:.AQ5])/5" office:value-type="float" office:value="0.87043438">
            <text:p>0.87043438</text:p>
          </table:table-cell>
          <table:table-cell table:formula="of:=SUM([.AR1:.AR5])/5" office:value-type="float" office:value="0.90994662">
            <text:p>0.90994662</text:p>
          </table:table-cell>
          <table:table-cell table:formula="of:=SUM([.AS1:.AS5])/5" office:value-type="float" office:value="0.5504082">
            <text:p>0.5504082</text:p>
          </table:table-cell>
          <table:table-cell table:formula="of:=SUM([.AT1:.AT5])/5" office:value-type="float" office:value="0.5906502">
            <text:p>0.5906502</text:p>
          </table:table-cell>
          <table:table-cell table:formula="of:=SUM([.AU1:.AU5])/5" office:value-type="float" office:value="0.6325402">
            <text:p>0.6325402</text:p>
          </table:table-cell>
          <table:table-cell table:formula="of:=SUM([.AV1:.AV5])/5" office:value-type="float" office:value="0.6740098">
            <text:p>0.6740098</text:p>
          </table:table-cell>
          <table:table-cell table:formula="of:=SUM([.AW1:.AW5])/5" office:value-type="float" office:value="0.7143974">
            <text:p>0.7143974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>
            <draw:frame table:end-cell-address="Sheet1.J33" table:end-x="0.0539in" table:end-y="0.089in" draw:z-index="0" draw:style-name="gr1" draw:text-style-name="P1" svg:width="6.3051in" svg:height="3.5492in" svg:x="0in" svg:y="0.0713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22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22:00:09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16cm" xlink:href=".." xlink:type="simple" chart:class="chart:scatter" chart:style-name="ch1">
        <chart:legend chart:legend-position="end" svg:x="13.669cm" svg:y="4.218cm" style:legend-expansion="high" chart:style-name="ch2"/>
        <chart:plot-area chart:style-name="ch3" table:cell-range-address="Sheet1.A7:Sheet1.AW8" chart:data-source-has-labels="row" svg:x="0.77cm" svg:y="0.855cm" svg:width="12.259cm" svg:height="7.561cm">
          <chartooo:coordinate-region svg:x="1.511cm" svg:y="1.045cm" svg:width="11.115cm" svg:height="6.742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5220954">
                <text:p>0.5220954</text:p>
                <draw:g>
                  <svg:desc>Sheet1.A8:Sheet1.AW8</svg:desc>
                </draw:g>
              </table:table-cell>
              <table:table-cell office:value-type="float" office:value="0.5615478">
                <text:p>0.5615478</text:p>
              </table:table-cell>
              <table:table-cell office:value-type="float" office:value="0.6040612">
                <text:p>0.6040612</text:p>
              </table:table-cell>
              <table:table-cell office:value-type="float" office:value="0.6388082">
                <text:p>0.6388082</text:p>
              </table:table-cell>
              <table:table-cell office:value-type="float" office:value="0.6740574">
                <text:p>0.6740574</text:p>
              </table:table-cell>
              <table:table-cell office:value-type="float" office:value="0.7130872">
                <text:p>0.7130872</text:p>
              </table:table-cell>
              <table:table-cell office:value-type="float" office:value="0.7488976">
                <text:p>0.7488976</text:p>
              </table:table-cell>
              <table:table-cell office:value-type="float" office:value="0.7831238">
                <text:p>0.7831238</text:p>
              </table:table-cell>
              <table:table-cell office:value-type="float" office:value="0.8162026">
                <text:p>0.8162026</text:p>
              </table:table-cell>
              <table:table-cell office:value-type="float" office:value="0.848588">
                <text:p>0.848588</text:p>
              </table:table-cell>
              <table:table-cell office:value-type="float" office:value="0.8864952">
                <text:p>0.8864952</text:p>
              </table:table-cell>
              <table:table-cell office:value-type="float" office:value="0.9204368">
                <text:p>0.9204368</text:p>
              </table:table-cell>
              <table:table-cell office:value-type="float" office:value="0.9538508">
                <text:p>0.9538508</text:p>
              </table:table-cell>
              <table:table-cell office:value-type="float" office:value="0.988206">
                <text:p>0.988206</text:p>
              </table:table-cell>
              <table:table-cell office:value-type="float" office:value="1.021869">
                <text:p>1.021869</text:p>
              </table:table-cell>
              <table:table-cell office:value-type="float" office:value="1.0573278">
                <text:p>1.0573278</text:p>
              </table:table-cell>
              <table:table-cell office:value-type="float" office:value="1.0945822">
                <text:p>1.0945822</text:p>
              </table:table-cell>
              <table:table-cell office:value-type="float" office:value="1.129645">
                <text:p>1.129645</text:p>
              </table:table-cell>
              <table:table-cell office:value-type="float" office:value="1.163913">
                <text:p>1.163913</text:p>
              </table:table-cell>
              <table:table-cell office:value-type="float" office:value="1.201246">
                <text:p>1.201246</text:p>
              </table:table-cell>
              <table:table-cell office:value-type="float" office:value="1.2410454">
                <text:p>1.2410454</text:p>
              </table:table-cell>
              <table:table-cell office:value-type="float" office:value="1.2816218">
                <text:p>1.2816218</text:p>
              </table:table-cell>
              <table:table-cell office:value-type="float" office:value="1.3173188">
                <text:p>1.3173188</text:p>
              </table:table-cell>
              <table:table-cell office:value-type="float" office:value="1.3520546">
                <text:p>1.3520546</text:p>
              </table:table-cell>
              <table:table-cell office:value-type="float" office:value="1.387476">
                <text:p>1.387476</text:p>
              </table:table-cell>
              <table:table-cell office:value-type="float" office:value="1.424082">
                <text:p>1.424082</text:p>
              </table:table-cell>
              <table:table-cell office:value-type="float" office:value="1.460982">
                <text:p>1.460982</text:p>
              </table:table-cell>
              <table:table-cell office:value-type="float" office:value="1.497056">
                <text:p>1.497056</text:p>
              </table:table-cell>
              <table:table-cell office:value-type="float" office:value="1.53237">
                <text:p>1.53237</text:p>
              </table:table-cell>
              <table:table-cell office:value-type="float" office:value="1.568534">
                <text:p>1.568534</text:p>
              </table:table-cell>
              <table:table-cell office:value-type="float" office:value="1.604422">
                <text:p>1.604422</text:p>
              </table:table-cell>
              <table:table-cell office:value-type="float" office:value="1.2414322">
                <text:p>1.2414322</text:p>
              </table:table-cell>
              <table:table-cell office:value-type="float" office:value="1.27842382">
                <text:p>1.27842382</text:p>
              </table:table-cell>
              <table:table-cell office:value-type="float" office:value="1.3156788">
                <text:p>1.3156788</text:p>
              </table:table-cell>
              <table:table-cell office:value-type="float" office:value="1.3553878">
                <text:p>1.3553878</text:p>
              </table:table-cell>
              <table:table-cell office:value-type="float" office:value="1.3934352">
                <text:p>1.3934352</text:p>
              </table:table-cell>
              <table:table-cell office:value-type="float" office:value="1.4304638">
                <text:p>1.4304638</text:p>
              </table:table-cell>
              <table:table-cell office:value-type="float" office:value="1.4760026">
                <text:p>1.4760026</text:p>
              </table:table-cell>
              <table:table-cell office:value-type="float" office:value="1.11755642">
                <text:p>1.11755642</text:p>
              </table:table-cell>
              <table:table-cell office:value-type="float" office:value="1.1563818">
                <text:p>1.1563818</text:p>
              </table:table-cell>
              <table:table-cell office:value-type="float" office:value="1.1929228">
                <text:p>1.1929228</text:p>
              </table:table-cell>
              <table:table-cell office:value-type="float" office:value="1.2305588">
                <text:p>1.2305588</text:p>
              </table:table-cell>
              <table:table-cell office:value-type="float" office:value="0.87043438">
                <text:p>0.87043438</text:p>
              </table:table-cell>
              <table:table-cell office:value-type="float" office:value="0.90994662">
                <text:p>0.90994662</text:p>
              </table:table-cell>
              <table:table-cell office:value-type="float" office:value="0.5504082">
                <text:p>0.5504082</text:p>
              </table:table-cell>
              <table:table-cell office:value-type="float" office:value="0.5906502">
                <text:p>0.5906502</text:p>
              </table:table-cell>
              <table:table-cell office:value-type="float" office:value="0.6325402">
                <text:p>0.6325402</text:p>
              </table:table-cell>
              <table:table-cell office:value-type="float" office:value="0.6740098">
                <text:p>0.6740098</text:p>
              </table:table-cell>
              <table:table-cell office:value-type="float" office:value="0.7143974">
                <text:p>0.7143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